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宋体" svg:font-family="宋体" style:font-family-generic="modern"/>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2"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3"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4"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5"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6"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7"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8"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9"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0"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1"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2"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3"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4"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5"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6"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7"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8"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9"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20"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21"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22"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23"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24"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25"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26"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27"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28"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29"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30"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31"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32"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33"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34"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35"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36"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37"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38"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39"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40"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41"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42"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43"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44"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45"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46"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47"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48"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49"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50"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51"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52"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53"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54"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55"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56"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57"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58"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59"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60"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61"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62"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63"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64"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65"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66"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67"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68"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69"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70"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71"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72"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73"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74"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75"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76"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77"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78"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79"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80"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81"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82"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83"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84"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85"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86"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87"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88"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89"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90"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91"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92"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93"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94"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95"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96"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97"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98"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99"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00"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01"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02"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03"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04"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05"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06"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07"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08"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09"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10"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11"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12"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13"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14"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15"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16"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17"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18"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19"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20"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21"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22"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23"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24"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25"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26"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27"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28"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29"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30"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31"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32"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33"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34"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35"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36"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37"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38"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39"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40"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41"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42"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43"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44"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45"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46"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47"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48"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49"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50"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51"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52"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53"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54"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55"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56"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57"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58"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59"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60"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61"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62"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63"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64"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65"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66"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67"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68"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69"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70"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71"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72"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73"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74"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75"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76"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77"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78"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79"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80"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81"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82"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83"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84"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85"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86"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87"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88"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89"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90"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style:style style:name="P191" style:family="paragraph" style:parent-style-name="Standard">
      <style:paragraph-properties style:text-autospace="none"/>
      <style:text-properties style:font-name="宋体" fo:font-size="10pt" fo:language="zh" fo:country="CN" style:font-name-asian="宋体" style:font-size-asian="10pt" style:font-name-complex="宋体" style:font-size-complex="10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超文本传输协议</text:p>
      <text:p text:style-name="P3"/>
      <text:p text:style-name="P3">超文本传输协议是一种用于在内部网或万维网上传输的通信协议。其原来的目的是提供一种方法用于在国际互联网上发布和检索超文本的页面。</text:p>
      <text:p text:style-name="P3"/>
      <text:p text:style-name="P3">HTTP的发展是由万维网协会（W3C）和因特网工程任务组（IETF）协调进行的。最终他们出版了一系列的征求意见（RFC），其中最引人注目的RFC 2616中（1999年6月）定义了HTTP/1.1，该版本的HTTP是目前最普遍使用的。</text:p>
      <text:p text:style-name="P3"/>
      <text:p text:style-name="P3">HTTP是一种用于用户端和服务器之间的请求/响应的标准。客户端是最终用户，服务器是网站。客户端生成一个HTTP请求——使用Web浏览器，蜘蛛，或其他最终用户的工具——被称为用户代理。响应的服务器——储存或创建资源，如HTML文件和图像——就是所谓的源服务器。在用户代理和源服务器之间可能有数个中间设备，如代理，网关，和隧道。 HTTP没有被强制使用TCP/IP和其支持层，虽然这是其最热门的在互联网上的应用。确实，HTTP可以“在国际互联网上的任何其他协议上，或在其他类型的网络中加以实施。HTTP只假定拥有一个可靠的运输；任何提供这种保障的协议都能够被使用”。</text:p>
      <text:p text:style-name="P3"/>
      <text:p text:style-name="P3">通常，一个HTTP客户端发起一个请求。它建立了一个传输控制协议（TCP）的连接到一个主机上的特定的端口（端口默认情况下为80；参看TCP和UDP端口号码列表）。一个HTTP服务器侦听那个端口，并等待客户端发送一个请求消息。当接到请求后，服务器发送回一个状态行，如“HTTP/1.1 200 OK”，和一个它自己所拥有的信息，消息体也许是所请求的文件，一个错误讯息，或其他一些信息。</text:p>
      <text:p text:style-name="P3"/>
      <text:p text:style-name="P3">HTTP使用TCP而不是UDP的理由是因为一个网页必须传送很多数据，并且TCP提供了传输控制，使数据按顺序提交，并提供了错误更正。参看TCP和UDP之间的差异。</text:p>
      <text:p text:style-name="P3"/>
      <text:p text:style-name="P3">通过HTTP访问的资源使用HTTP的统一资源标识符（URI）来加以标识（或更具体地说是统一资源定位器（URL））；同样也可以通过HTTPS URI Scheme。</text:p>
      <text:p text:style-name="P3"/>
      <text:p text:style-name="P3">目录 </text:p>
      <text:p text:style-name="P3">1 请求消息 </text:p>
      <text:p text:style-name="P3">2 请求方法 </text:p>
      <text:p text:style-name="P3">2.1 安全方法 </text:p>
      <text:p text:style-name="P3">2.2 等价方法和Web应用 </text:p>
      <text:p text:style-name="P3">3 HTTP版本</text:p>
      <text:p text:style-name="P3">4 状态代码 </text:p>
      <text:p text:style-name="P3">5 持续连接 </text:p>
      <text:p text:style-name="P3">6 HTTP会话状态 </text:p>
      <text:p text:style-name="P3">7 安全HTTP </text:p>
      <text:p text:style-name="P3">7.1 HTTPS URI Scheme </text:p>
      <text:p text:style-name="P3">7.2 HTTP 1.1 Upgrade header </text:p>
      <text:p text:style-name="P3">8 实例 </text:p>
      <text:p text:style-name="P3">9 同样参看 </text:p>
      <text:p text:style-name="P3">10 参考 </text:p>
      <text:p text:style-name="P3"><text:s/></text:p>
      <text:p text:style-name="P3"/>
      <text:p text:style-name="P3"/>
      <text:p text:style-name="P3">请求消息</text:p>
      <text:p text:style-name="P3">请求消息包含以下内容：</text:p>
      <text:p text:style-name="P3"/>
      <text:p text:style-name="P3">请求行，诸如GET /images/logo.gif HTTP/1.1，从/images目录下请求logo.gif文件</text:p>
      <text:p text:style-name="P3">头部，诸如可接受的语言：en </text:p>
      <text:p text:style-name="P3">一行空行</text:p>
      <text:p text:style-name="P3">一个可选的消息体</text:p>
      <text:p text:style-name="P3">请求行和头部都必须以&lt;CR&gt;&lt;LF&gt;结束（就是每一行的结尾都要有一个换行回车）。空行必须只包含有&lt;CR&gt;&lt;LF&gt;，并且不能有其他的空格。咋HTTP/1.1协议中，所有的头部除了主机以外，其他都是可选的。</text:p>
      <text:p text:style-name="P3"/>
      <text:p text:style-name="P3">一个请求行只包含路径名，用以让服务器接受以兼容HTTP/1.0规格之前的HTTP客户端。</text:p>
      <text:p text:style-name="P3"/>
      <text:p text:style-name="P3"/>
      <text:p text:style-name="P3">请求方法</text:p>
      <text:p text:style-name="P3">HTTP定义了八种方法（有时被称为“verbs”）用以对可识别的资源实施希望的行为。</text:p>
      <text:p text:style-name="P3"/>
      <text:p text:style-name="P3">HEAD </text:p>
      <text:p text:style-name="P3">当请求一个响应时，等价于一个对应的GET请求，但不需要响应体。这对于检索位于响应头中的元信息，而不需要传输全部内容时很有用。</text:p>
      <text:p text:style-name="P3">GET </text:p>
      <text:p text:style-name="P3">用于请求特定的资源。到目前为止，这是Web中最普遍应用的方法。不应该将其用于会导致副作用的操作（在Web应用程序中使用该方法是一种常见的滥用）。见下面的“安全方法”一节。</text:p>
      <text:p text:style-name="P3">POST </text:p>
      <text:p text:style-name="P3">对特定资源（例如来自一个HTML表单）进行处理时，用于发送数据。数据被包含在请求的body段中。这可能导致新资源的创建或者已存在资源的更新，或两种情况兼具。</text:p>
      <text:p text:style-name="P3">PUT </text:p>
      <text:p text:style-name="P3">上传一个特定的资源。</text:p>
      <text:p text:style-name="P3">DELETE </text:p>
      <text:p text:style-name="P3">删除特定的资源。</text:p>
      <text:p text:style-name="P3">TRACE </text:p>
      <text:p text:style-name="P3">回应收到的请求，使得一个客户端能够得知在一个请求中增加或变更了什么中间服务器。</text:p>
      <text:p text:style-name="P3">OPTIONS </text:p>
      <text:p text:style-name="P3">返回服务器对特定的URI所支持的HTTP方法。这能够不用于通过将特定的资源替换为“*”来检测一台Web服务器的功能。</text:p>
      <text:p text:style-name="P3">CONNECT </text:p>
      <text:p text:style-name="P3">将请求连接转换为TCP/IP传输通道，常用于让一个SSL加密的通讯（HTTPS）穿过一个未加密的HTTP代理。</text:p>
      <text:p text:style-name="P3">HTTP服务器被设想至少要实现GET和HEAD方法，并且，一旦可行，也要实现OPTIONS方法。</text:p>
      <text:p text:style-name="P3"/>
      <text:p text:style-name="P3"/>
      <text:p text:style-name="P3">安全方法</text:p>
      <text:p text:style-name="P3">一些方法（例如HEAD、GET、OPTIONS和TRACE）被定义为安全的。其意味著它们被设计为只用于信息的检索，并且不应该改变服务器的状态（换句话说，它们不应该有副作用）。因此对同样的GET请求的重复应该要是无害的对不安全方法的重复（比如POST、PUT和DELETE）应当给予特别的注意，通常会有一个对话框用以请求对动作的确认。这是因为重复的请求能导致副作用，例如多余的二次处理。</text:p>
      <text:p text:style-name="P3"/>
      <text:p text:style-name="P3">尽管GET请求要求安全性，但是实际上服务器对它们的处理并没有任何技术上的限制，同时不小心的或别有用心的编程能够很容易的（或更容易的是，由于对用户代理缺乏预防措施）导致服务器上不必要的变化。这是令人气馁的，因为这能使得能够导致在服务器上非预期的变化的Web缓存、搜索引擎和其他自动代理出现问题。另一个问题就是一个GET请求可能导致服务器创建一个缓存空间。</text:p>
      <text:p text:style-name="P3"/>
      <text:p text:style-name="P3"/>
      <text:p text:style-name="P3">等价方法和Web应用</text:p>
      <text:p text:style-name="P3">方法PUT和DELETE被定义为等价的，这意味着多种同类的请求应该要有像只有一个单一的请求的相同的影响。方法GET、HEAD、OPTIONS和TRACE，被指定为安全的方法，也应该是等价的。</text:p>
      <text:p text:style-name="P3"/>
      <text:p text:style-name="P3">RFC允许用户代理，如浏览器在没有通知用户的情况下，承担任何安全方法的再审计。这样做是为了当连接到反应迟钝或大量负载的网络服务器时改善用户体验。</text:p>
      <text:p text:style-name="P3"/>
      <text:p text:style-name="P3">然而，请注意，等价性并非协议或Web服务器强制要求的。这极有可能写一个Web应用，例如通过一个GET请求触发对数据库的插入或更新操作——这是一个十分正常的关于“改变服务器状态”的例子。</text:p>
      <text:p text:style-name="P3"/>
      <text:p text:style-name="P3">GET的滥用能够和上述的重试行为相结合，进而产生错误的处理——基于这个原因，GET对于任何处理都应该被禁用——并且，如预期的，只作为检索文档之用。</text:p>
      <text:p text:style-name="P3"/>
      <text:p text:style-name="P3"/>
      <text:p text:style-name="P3">HTTP版本</text:p>
      <text:p text:style-name="P3">HTTP已经演化出多种尽可能向后兼容的协议版本。RFC 2145描述了HTTP版本号的使用。客户端在请求的最开始阶段告知其所使用的版本，然后服务器使用相同的或者更早的版本进行响应。</text:p>
      <text:p text:style-name="P3"/>
      <text:p text:style-name="P3">0.9 </text:p>
      <text:p text:style-name="P3">废弃了。只支持一个命令，GET，其中无法指定HTTP的版本。不支持头部。由于这个版本不支持POST，所以客户端无法向服务器传递大量信息。</text:p>
      <text:p text:style-name="P3">HTTP/1.0 (1996年5月) </text:p>
      <text:p text:style-name="P3">这是第一个在通信时指定其所用版本的协议修订，并且其仍然被广泛地使用，特别是通过代理服务器时。</text:p>
      <text:p text:style-name="P3">HTTP/1.1 (1999年6月)</text:p>
      <text:p text:style-name="P3">当前版本；默认启用持续的连接，并且与代理一起工作良好。同样支持请求流水线，允许多个请求同时被发送，允许服务器为工作负载和更快的将潜在的将所请求资源传送到客户端做准备。</text:p>
      <text:p text:style-name="P3">HTTP/1.2 </text:p>
      <text:p text:style-name="P3">最初1995年的PEP文档的工作草稿——一个由万维网协会准备，并且提交到国际互联网工程师任务组的HTTP的扩展机制（其中提出了协议扩展协议，简称PEP）。PEP原本打算成为一个HTTP/1.2的有区别的特性，不过，HTTP/1.2的参考已经被移除了。试验性的RFC 2774，即HTTP扩展框架，主要归纳了PEP。其已余2000年2月发布。</text:p>
      <text:p text:style-name="P3"/>
      <text:p text:style-name="P3">HTTP/1.0和HTTP/1.1之间的主要区别包括了处理缓存的方式；其如何管理带宽，网络连接和错误提示；其如何通过网络来传输消息；如何保存国际互联网的地址；和如何维持安全性与完整性。</text:p>
      <text:p text:style-name="P3"/>
      <text:p text:style-name="P3"/>
      <text:p text:style-name="P3">状态代码</text:p>
      <text:p text:style-name="P3">同样参看：HTTP状态代码列表</text:p>
      <text:p text:style-name="P3">自HTTP/1.0开始起，HTTP响应的第一行被称为状态行，并且包含了一个数字的状态代码（例如“404”）以及一个文字式的短语（例如“Not Found”）。用户代理处理响应的方式主要依赖于这些代码，并且其次依赖于响应头。自定义的状态代码也能够被使用，因为如果用户代理遇到一个它无法识别的代码，它能够使用代码中的第一个数字来决定响应的大致类别。</text:p>
      <text:p text:style-name="P3"/>
      <text:p text:style-name="P3">同时，标准的理由短语只是被推荐的，并且能够经由Web开发者的决定用“本地等价的词组”来取代。如果状态代码表示一个问题，用户代理可能将理由短语显示给用户以提供关于问题本质的更深入的信息。此标准同样允许用户代理尝试说明理由短语，但是这可能不够明智，因为标准中明确指出状态代码是机器可读的，而理由短语是人类可读的。</text:p>
      <text:p text:style-name="P3"/>
      <text:p text:style-name="P3"/>
      <text:p text:style-name="P3">持续连接</text:p>
      <text:p text:style-name="P3">主文章：HTTP持续连接</text:p>
      <text:p text:style-name="P3">在IHTTP/0.9和1.0中，一个单一的请求/响应对结束后，连接将会关闭。在HTTP/1.1中引入了一个保持激活的机制，使得一个连接能够被重新用于更多的请求。</text:p>
      <text:p text:style-name="P3"/>
      <text:p text:style-name="P3">这类持续连接降低了对延迟的感知，因为客户端在第一个请求被发出后不需要对TCP连接进行再度的协商。</text:p>
      <text:p text:style-name="P3"/>
      <text:p text:style-name="P3">版本1.1相对于HTTP/1.0在带宽优化方面做了改进。举例来说， http/1.1引入区块传输编码，使得在持续连接上传输的内容是基于流的，而不是基于缓冲的。HTTP流水线更使得延迟时间的减少，以允许客户端在之前的第一个响应被收到之前发送多个请求。另一项对协议的改进是字节服务，也就是说当一个客户端明确请求时，服务器只传输资源的部分内容。</text:p>
      <text:p text:style-name="P3"/>
      <text:p text:style-name="P3"/>
      <text:p text:style-name="P3">HTTP会话状态</text:p>
      <text:p text:style-name="P3">HTTP是一种非状态的协议。非状态的协议的优点在于主机不需要在请求间保持关于用户的信息，但这迫使Web开发者选择使用一些方法来保持用户的状态。举例来说， 当一台主机想要在一个用户访问网站是定制网页的内容，Web应用必须跟踪记录用户在每一个页面上的处理动作。一个通用的解决这个问题的方法涉及发送和请求的Cookie。其他方法包括服务器端的会话，隐藏变量（当当前页面是一个表单时），和URL编码参数（例如/index.php?session_id=some_unique_session_code）。</text:p>
      <text:p text:style-name="P3"/>
      <text:p text:style-name="P3"/>
      <text:p text:style-name="P3">安全HTTP</text:p>
      <text:p text:style-name="P3">当前有两种建立安全HTTP连接的方法：https URI scheme和HTTP 1.1 Upgrade header，其在RFC 2817中加以说明。浏览器同样也是可以支持Upgrade header的，不过，几乎不存在，因此https URI scheme仍然在建立安全HTTP的方法中占据主导地位。</text:p>
      <text:p text:style-name="P3"/>
      <text:p text:style-name="P3"/>
      <text:p text:style-name="P3">HTTPS URI Scheme</text:p>
      <text:p text:style-name="P3">主文章：HTTPS</text:p>
      <text:p text:style-name="P3">HTTPS: 是一种与应用于正常HTTP连接的http: 方案语法上保持一致的URI的解决方案，但是这表示浏览器使用SSL/TLS的一个附加加密层来保护通讯。SSL尤其适合为HTTP提供一些保护，甚至只需要通信中一端获得认证。这只是在国际互联网上的HTTP事务的一个案例，通常来说，只有服务器是被认证的（由客户端检查服务器的证书）。</text:p>
      <text:p text:style-name="P3"/>
      <text:p text:style-name="P3"/>
      <text:p text:style-name="P3">HTTP 1.1 Upgrade header</text:p>
      <text:p text:style-name="P3">HTTP 1.1采用对Upgrade header的支持。在交换数据的过程中，客户端一开始就构建一个使用明文的请求，这将在之后提升为TLS。客户端或服务器端的任何一方都可以请求（或要求）连接的升级。最普遍的用法是先由客户端生成一个明文的请求，然后紧接着由服务器要求将连接升级，看起来就像下面这个样子：</text:p>
      <text:p text:style-name="P3"/>
      <text:p text:style-name="P3">客户端:</text:p>
      <text:p text:style-name="P3"/>
      <text:p text:style-name="P3">GET /encrypted-area HTTP/1.1</text:p>
      <text:p text:style-name="P3">Host: www.example.com</text:p>
      <text:p text:style-name="P3">服务器端:</text:p>
      <text:p text:style-name="P3"/>
      <text:p text:style-name="P3">HTTP/1.1 426 Upgrade Required</text:p>
      <text:p text:style-name="P3">Upgrade: TLS/1.0, HTTP/1.1</text:p>
      <text:p text:style-name="P3">Connection: Upgrade</text:p>
      <text:p text:style-name="P3">服务器将返回一个426的状态代码，因为400层代码表示一个客户端的失败（参看HTTP状态代码列表），这样将正确地警告其余的客户端，该失败是客户端相关的。</text:p>
      <text:p text:style-name="P3"/>
      <text:p text:style-name="P3">使用这种方法来建立一个安全连接的好处有：</text:p>
      <text:p text:style-name="P3"/>
      <text:p text:style-name="P3">它消除了混乱的和有问题的重定向和服务器端对URL的重写，</text:p>
      <text:p text:style-name="P3">它允许安全的网站的虚拟主机（单一IP，多个域地名），</text:p>
      <text:p text:style-name="P3">它提供了一种在用户访问特定资源时减少混乱的简单方法。</text:p>
      <text:p text:style-name="P3">这种方法的一个缺点就是对安全HTTP的需求无法被限定在URI中。在实践中，（不可信任的）服务器将因此负责使能安全HTTP，而不是由（可信任的）客户端来执行。</text:p>
      <text:p text:style-name="P3"/>
      <text:p text:style-name="P3"/>
      <text:p text:style-name="P3">实例</text:p>
      <text:p text:style-name="P3">以下是一个HTTP客户端和一个运行在域名为www.example.com，端口为80的HTTP服务器的对话实例。</text:p>
      <text:p text:style-name="P3"/>
      <text:p text:style-name="P3">客户端请求（以一个空行结束，因此请求的结尾处有两个都是以换行加回车的形式的新行）：</text:p>
      <text:p text:style-name="P3"/>
      <text:p text:style-name="P3"><text:s/>GET /index.html HTTP/1.1</text:p>
      <text:p text:style-name="P3"><text:s/>Host: www.example.com</text:p>
      <text:p text:style-name="P3">“Host”头部用于对多个基于名称共享同一IP地址的DNS域名虚拟主机进行区分。这在HTTP/1.0中是可选的，但在HTTP/1.1中却是强制的。</text:p>
      <text:p text:style-name="P3"/>
      <text:p text:style-name="P3">服务器响应（紧接着的是一个空行和被请求页面的文本）：</text:p>
      <text:p text:style-name="P3"/>
      <text:p text:style-name="P3"><text:s/>HTTP/1.1 200 OK</text:p>
      <text:p text:style-name="P3"><text:s/>Date: Mon, 23 May 2005 22:38:34 GMT</text:p>
      <text:p text:style-name="P3"><text:s/>Server: Apache/1.3.3.7 (Unix) <text:s/>(Red-Hat/Linux)</text:p>
      <text:p text:style-name="P3"><text:s/>Last-Modified: Wed, 08 Jan 2003 23:11:55 GMT</text:p>
      <text:p text:style-name="P3"><text:s/>Etag: "3f80f-1b6-3e1cb03b"</text:p>
      <text:p text:style-name="P3"><text:s/>Accept-Ranges: bytes</text:p>
      <text:p text:style-name="P3"><text:s/>Content-Length: 438</text:p>
      <text:p text:style-name="P3"><text:s/>Connection: close</text:p>
      <text:p text:style-name="P3"><text:s/>Content-Type: text/html; charset=UTF-8</text:p>
      <text:p text:style-name="P3">ETag（实体标签）是用来判断被缓存的URI和在服务器上被请求的URI是否是一致的。Content-Type指定通过http消息进行数据传送的国际互联网媒体类型，而Content-Length以字节为单位指明其自身长度。HTTP/1.1Web服务器通过设置头部的Accept-Ranges: bytes表明文档中的字节范围来发布其响应请求的能力。这对于如果客户端只需要服务器发送的一个文件的确定部分将十分有用，这被称为字节服务。当Connection: close在头部被设置时，它意味着Web服务器将在传输完这个包之后立即关闭TCP连接。</text:p>
      <text:p text:style-name="P3"/>
      <text:p text:style-name="P3"/>
      <text:p text:style-name="P3">同样参看</text:p>
      <text:p text:style-name="P3">基本访问授权 </text:p>
      <text:p text:style-name="P3">内容协商</text:p>
      <text:p text:style-name="P3">分类访问授权</text:p>
      <text:p text:style-name="P3">HTTP压缩</text:p>
      <text:p text:style-name="P3">文件传输协议列表</text:p>
      <text:p text:style-name="P3">HTTP状态代码列表</text:p>
      <text:p text:style-name="P3">HTTP头部列表</text:p>
      <text:p text:style-name="P3">WebDAV </text:p>
      <text:p text:style-name="P3">Web缓存</text:p>
      <text:p text:style-name="P3"/>
      <text:p text:style-name="P3">参考</text:p>
      <text:p text:style-name="P3">^ Vulnerability Note VU#150227: HTTP proxy default configurations allow arbitrary TCP connections. US-CERT (2002-05-17). Retrieved on 2007-05-10. </text:p>
      <text:p text:style-name="P3">^ First release of HTTP/1.1 specification is dated January 1997 RFC 2068 </text:p>
      <text:p text:style-name="P3">^ Latest release of HTTP/1.1 specification is dated June 1999 RFC 2616 </text:p>
      <text:p text:style-name="P3">^ PEP: An Extension Mechanism for HTTP. Quote: "For experimental purposes, PEP-compatibility is equated with HTTP/1.2." </text:p>
      <text:p text:style-name="P3">^ AT&amp;T research on HTTP 1.0 and 1.1. </text:p>
      <text:p text:style-name="P3">^ 6.1 Status-Line </text:p>
      <text:p text:style-name="P3">^ draft-ietf-http-range-retrieval-00 - Byte Range Retrieval Extension to HTTP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宋体" svg:font-family="宋体" style:font-family-generic="modern"/>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悦涛 陈</meta:initial-creator>
    <meta:creation-date>2008-04-29T17:10:21</meta:creation-date>
    <dc:creator>悦涛 陈</dc:creator>
    <dc:date>2008-05-04T15:10:40</dc:date>
    <dc:language>en-US</dc:language>
    <meta:editing-cycles>11</meta:editing-cycles>
    <meta:editing-duration>PT36M53S</meta:editing-duration>
    <meta:user-defined meta:name="Info 1"/>
    <meta:user-defined meta:name="Info 2"/>
    <meta:user-defined meta:name="Info 3"/>
    <meta:user-defined meta:name="Info 4"/>
    <meta:document-statistic meta:table-count="0" meta:image-count="0" meta:object-count="0" meta:page-count="5" meta:paragraph-count="135" meta:word-count="2581" meta:character-count="6287"/>
  </office:meta>
</office:document-meta>
</file>